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29.4444444444444" calcext:value-type="float">
            <text:p>29,44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45.5833333333333" calcext:value-type="float">
            <text:p>45,58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90.8888888888889" calcext:value-type="float">
            <text:p>90,89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88.8888888888889" calcext:value-type="float">
            <text:p>88,89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90.3333333333333" calcext:value-type="float">
            <text:p>90,3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89.3333333333333" calcext:value-type="float">
            <text:p>89,33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92.6666666666667" calcext:value-type="float">
            <text:p>92,67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85.1" calcext:value-type="float">
            <text:p>85,1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67.2307692307692" calcext:value-type="float">
            <text:p>67,23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59.7333333333333" calcext:value-type="float">
            <text:p>59,73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40.1428571428571" calcext:value-type="float">
            <text:p>40,1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40.3157894736842" calcext:value-type="float">
            <text:p>40,32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38.4210526315789" calcext:value-type="float">
            <text:p>38,42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71.2" calcext:value-type="float">
            <text:p>71,2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59.2307692307692" calcext:value-type="float">
            <text:p>59,23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43.8888888888889" calcext:value-type="float">
            <text:p>43,89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41.5714285714286" calcext:value-type="float">
            <text:p>41,57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43.1428571428572" calcext:value-type="float">
            <text:p>43,14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48.3157894736842" calcext:value-type="float">
            <text:p>48,32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53.875" calcext:value-type="float">
            <text:p>53,88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76.5454545454545" calcext:value-type="float">
            <text:p>76,55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211" calcext:value-type="float">
            <text:p>211,0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77.6363636363636" calcext:value-type="float">
            <text:p>77,64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56.6" calcext:value-type="float">
            <text:p>56,6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32.52" calcext:value-type="float">
            <text:p>32,52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38.7142857142857" calcext:value-type="float">
            <text:p>38,71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45.6666666666667" calcext:value-type="float">
            <text:p>45,67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08.625" calcext:value-type="float">
            <text:p>108,63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69.3846153846154" calcext:value-type="float">
            <text:p>69,38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38.8695652173913" calcext:value-type="float">
            <text:p>38,87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31.7857142857143" calcext:value-type="float">
            <text:p>31,79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34.75" calcext:value-type="float">
            <text:p>34,75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42.9545454545455" calcext:value-type="float">
            <text:p>42,95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36.8461538461538" calcext:value-type="float">
            <text:p>36,85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41.5416666666667" calcext:value-type="float">
            <text:p>41,5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40.9090909090909" calcext:value-type="float">
            <text:p>40,9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51.1176470588235" calcext:value-type="float">
            <text:p>51,12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44.7" calcext:value-type="float">
            <text:p>44,7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31.6206896551724" calcext:value-type="float">
            <text:p>31,62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29.25" calcext:value-type="float">
            <text:p>29,25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27.1818181818182" calcext:value-type="float">
            <text:p>27,18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42.4761904761905" calcext:value-type="float">
            <text:p>42,48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31.4" calcext:value-type="float">
            <text:p>31,4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22.3023255813953" calcext:value-type="float">
            <text:p>22,3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20.0588235294118" calcext:value-type="float">
            <text:p>20,06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17.9821428571429" calcext:value-type="float">
            <text:p>17,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</table:table-row>
        <table:table-row table:style-name="ro2">
          <table:table-cell/>
          <table:table-cell table:style-name="ce4" office:value-type="date" office:date-value="2021-10-10" calcext:value-type="date">
            <text:p>10.10.2021</text:p>
          </table:table-cell>
          <table:table-cell table:style-name="ce18" office:value-type="float" office:value="244" calcext:value-type="float">
            <text:p>244</text:p>
          </table:table-cell>
          <table:table-cell table:style-name="ce18" table:formula="of:= [.D70] + [.C71]" office:value-type="float" office:value="1706511" calcext:value-type="float">
            <text:p>1 706 511</text:p>
          </table:table-cell>
          <table:table-cell table:style-name="ce18"/>
          <table:table-cell table:style-name="ce23" office:value-type="float" office:value="6" calcext:value-type="float">
            <text:p>6</text:p>
          </table:table-cell>
          <table:table-cell table:style-name="ce25" table:formula="of:= [.G70] + [.F71]" office:value-type="float" office:value="82624" calcext:value-type="float">
            <text:p>82 624</text:p>
          </table:table-cell>
          <table:table-cell table:style-name="ce25" office:value-type="float" office:value="779" calcext:value-type="float">
            <text:p>779</text:p>
          </table:table-cell>
          <table:table-cell table:style-name="ce7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93.5882352941177" calcext:value-type="float">
            <text:p>93,59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/>
          <table:table-cell table:formula="of:= [.D71] + [.C72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1] + [.F72]" office:value-type="float" office:value="82624" calcext:value-type="float">
            <text:p>82 624</text:p>
          </table:table-cell>
          <table:table-cell table:style-name="ce5"/>
          <table:table-cell table:formula="of:= [.I71] + [.H72]" office:value-type="float" office:value="435658" calcext:value-type="float">
            <text:p>435 658</text:p>
          </table:table-cell>
          <table:table-cell table:formula="of:= [.H72] / [.F72]" office:value-type="string" office:string-value="" calcext:value-type="error">
            <text:p>#DIV/0!</text:p>
          </table:table-cell>
          <table:table-cell table:formula="of:= SUM([.H71:.H73]) / SUM([.F71:.F73])" office:value-type="float" office:value="129.833333333333" calcext:value-type="float">
            <text:p>129,83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/>
          <table:table-cell table:formula="of:= [.D72] + [.C73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2] + [.F73]" office:value-type="float" office:value="82624" calcext:value-type="float">
            <text:p>82 624</text:p>
          </table:table-cell>
          <table:table-cell table:style-name="ce5"/>
          <table:table-cell table:formula="of:= [.I72] + [.H73]" office:value-type="float" office:value="435658" calcext:value-type="float">
            <text:p>435 658</text:p>
          </table:table-cell>
          <table:table-cell table:formula="of:= [.H73] / [.F73]" office:value-type="string" office:string-value="" calcext:value-type="error">
            <text:p>#DIV/0!</text:p>
          </table:table-cell>
          <table:table-cell table:formula="of:= SUM([.H72:.H74]) / SUM([.F72:.F7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/>
          <table:table-cell table:formula="of:= [.D73] + [.C74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3] + [.F74]" office:value-type="float" office:value="82624" calcext:value-type="float">
            <text:p>82 624</text:p>
          </table:table-cell>
          <table:table-cell table:style-name="ce5"/>
          <table:table-cell table:formula="of:= [.I73] + [.H74]" office:value-type="float" office:value="435658" calcext:value-type="float">
            <text:p>435 658</text:p>
          </table:table-cell>
          <table:table-cell table:formula="of:= [.H74] / [.F74]" office:value-type="string" office:string-value="" calcext:value-type="error">
            <text:p>#DIV/0!</text:p>
          </table:table-cell>
          <table:table-cell table:formula="of:= SUM([.H73:.H75]) / SUM([.F73:.F7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/>
          <table:table-cell table:formula="of:= [.D74] + [.C75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4] + [.F75]" office:value-type="float" office:value="82624" calcext:value-type="float">
            <text:p>82 624</text:p>
          </table:table-cell>
          <table:table-cell table:style-name="ce5"/>
          <table:table-cell table:formula="of:= [.I74] + [.H75]" office:value-type="float" office:value="435658" calcext:value-type="float">
            <text:p>435 658</text:p>
          </table:table-cell>
          <table:table-cell table:formula="of:= [.H75] / [.F75]" office:value-type="string" office:string-value="" calcext:value-type="error">
            <text:p>#DIV/0!</text:p>
          </table:table-cell>
          <table:table-cell table:formula="of:= SUM([.H74:.H76]) / SUM([.F74:.F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/>
          <table:table-cell table:formula="of:= [.D75] + [.C76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5] + [.F76]" office:value-type="float" office:value="82624" calcext:value-type="float">
            <text:p>82 624</text:p>
          </table:table-cell>
          <table:table-cell table:style-name="ce5"/>
          <table:table-cell table:formula="of:= [.I75] + [.H76]" office:value-type="float" office:value="435658" calcext:value-type="float">
            <text:p>435 658</text:p>
          </table:table-cell>
          <table:table-cell table:formula="of:= [.H76] / [.F76]" office:value-type="string" office:string-value="" calcext:value-type="error">
            <text:p>#DIV/0!</text:p>
          </table:table-cell>
          <table:table-cell table:formula="of:= SUM([.H75:.H77]) / SUM([.F75:.F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6] + [.F77]" office:value-type="float" office:value="82624" calcext:value-type="float">
            <text:p>82 624</text:p>
          </table:table-cell>
          <table:table-cell table:style-name="ce5"/>
          <table:table-cell table:formula="of:= [.I76] + [.H77]" office:value-type="float" office:value="435658" calcext:value-type="float">
            <text:p>435 658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7] + [.F78]" office:value-type="float" office:value="82624" calcext:value-type="float">
            <text:p>82 624</text:p>
          </table:table-cell>
          <table:table-cell table:style-name="ce5"/>
          <table:table-cell table:formula="of:= [.I77] + [.H78]" office:value-type="float" office:value="435658" calcext:value-type="float">
            <text:p>435 658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8] + [.F79]" office:value-type="float" office:value="82624" calcext:value-type="float">
            <text:p>82 624</text:p>
          </table:table-cell>
          <table:table-cell table:style-name="ce5"/>
          <table:table-cell table:formula="of:= [.I78] + [.H79]" office:value-type="float" office:value="435658" calcext:value-type="float">
            <text:p>435 658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79] + [.F80]" office:value-type="float" office:value="82624" calcext:value-type="float">
            <text:p>82 624</text:p>
          </table:table-cell>
          <table:table-cell table:style-name="ce5"/>
          <table:table-cell table:formula="of:= [.I79] + [.H80]" office:value-type="float" office:value="435658" calcext:value-type="float">
            <text:p>435 658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0] + [.F81]" office:value-type="float" office:value="82624" calcext:value-type="float">
            <text:p>82 624</text:p>
          </table:table-cell>
          <table:table-cell table:style-name="ce5"/>
          <table:table-cell table:formula="of:= [.I80] + [.H81]" office:value-type="float" office:value="435658" calcext:value-type="float">
            <text:p>435 658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1] + [.F82]" office:value-type="float" office:value="82624" calcext:value-type="float">
            <text:p>82 624</text:p>
          </table:table-cell>
          <table:table-cell table:style-name="ce5"/>
          <table:table-cell table:formula="of:= [.I81] + [.H82]" office:value-type="float" office:value="435658" calcext:value-type="float">
            <text:p>435 658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2] + [.F83]" office:value-type="float" office:value="82624" calcext:value-type="float">
            <text:p>82 624</text:p>
          </table:table-cell>
          <table:table-cell table:style-name="ce5"/>
          <table:table-cell table:formula="of:= [.I82] + [.H83]" office:value-type="float" office:value="435658" calcext:value-type="float">
            <text:p>435 658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3] + [.F84]" office:value-type="float" office:value="82624" calcext:value-type="float">
            <text:p>82 624</text:p>
          </table:table-cell>
          <table:table-cell table:style-name="ce5"/>
          <table:table-cell table:formula="of:= [.I83] + [.H84]" office:value-type="float" office:value="435658" calcext:value-type="float">
            <text:p>435 658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4] + [.F85]" office:value-type="float" office:value="82624" calcext:value-type="float">
            <text:p>82 624</text:p>
          </table:table-cell>
          <table:table-cell table:style-name="ce5"/>
          <table:table-cell table:formula="of:= [.I84] + [.H85]" office:value-type="float" office:value="435658" calcext:value-type="float">
            <text:p>435 658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5] + [.F86]" office:value-type="float" office:value="82624" calcext:value-type="float">
            <text:p>82 624</text:p>
          </table:table-cell>
          <table:table-cell table:style-name="ce5"/>
          <table:table-cell table:formula="of:= [.I85] + [.H86]" office:value-type="float" office:value="435658" calcext:value-type="float">
            <text:p>435 658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6] + [.F87]" office:value-type="float" office:value="82624" calcext:value-type="float">
            <text:p>82 624</text:p>
          </table:table-cell>
          <table:table-cell table:style-name="ce5"/>
          <table:table-cell table:formula="of:= [.I86] + [.H87]" office:value-type="float" office:value="435658" calcext:value-type="float">
            <text:p>435 658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7] + [.F88]" office:value-type="float" office:value="82624" calcext:value-type="float">
            <text:p>82 624</text:p>
          </table:table-cell>
          <table:table-cell table:style-name="ce5"/>
          <table:table-cell table:formula="of:= [.I87] + [.H88]" office:value-type="float" office:value="435658" calcext:value-type="float">
            <text:p>435 658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8] + [.F89]" office:value-type="float" office:value="82624" calcext:value-type="float">
            <text:p>82 624</text:p>
          </table:table-cell>
          <table:table-cell table:style-name="ce5"/>
          <table:table-cell table:formula="of:= [.I88] + [.H89]" office:value-type="float" office:value="435658" calcext:value-type="float">
            <text:p>435 658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89] + [.F90]" office:value-type="float" office:value="82624" calcext:value-type="float">
            <text:p>82 624</text:p>
          </table:table-cell>
          <table:table-cell table:style-name="ce5"/>
          <table:table-cell table:formula="of:= [.I89] + [.H90]" office:value-type="float" office:value="435658" calcext:value-type="float">
            <text:p>435 658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90] + [.F91]" office:value-type="float" office:value="82624" calcext:value-type="float">
            <text:p>82 624</text:p>
          </table:table-cell>
          <table:table-cell table:style-name="ce5"/>
          <table:table-cell table:formula="of:= [.I90] + [.H91]" office:value-type="float" office:value="435658" calcext:value-type="float">
            <text:p>435 658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6511" calcext:value-type="float">
            <text:p>1 706 511</text:p>
          </table:table-cell>
          <table:table-cell/>
          <table:table-cell table:style-name="ce9"/>
          <table:table-cell table:style-name="ce5" table:formula="of:= [.G91] + [.F92]" office:value-type="float" office:value="82624" calcext:value-type="float">
            <text:p>82 624</text:p>
          </table:table-cell>
          <table:table-cell table:style-name="ce5"/>
          <table:table-cell table:formula="of:= [.I91] + [.H92]" office:value-type="float" office:value="435658" calcext:value-type="float">
            <text:p>435 658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1T15:04:20.288369468</dc:date>
    <dc:creator>Tomáš Metelka</dc:creator>
    <meta:editing-duration>P42DT4H40M3S</meta:editing-duration>
    <meta:editing-cycles>63</meta:editing-cycles>
    <meta:generator>LibreOffice/6.0.7.3$Linux_X86_64 LibreOffice_project/00m0$Build-3</meta:generator>
    <meta:document-statistic meta:table-count="1" meta:cell-count="672" meta:object-count="0"/>
  </office:meta>
</office:document-meta>
</file>